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688" calcext:value-type="float">
            <text:p>61.5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3248" calcext:value-type="float">
            <text:p>62.5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1656" calcext:value-type="float">
            <text:p>63.5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9192" calcext:value-type="float">
            <text:p>63.6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1008" calcext:value-type="float">
            <text:p>63.6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8544" calcext:value-type="float">
            <text:p>63.7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0336" calcext:value-type="float">
            <text:p>52.9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9544" calcext:value-type="float">
            <text:p>52.7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8984" calcext:value-type="float">
            <text:p>52.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6312" calcext:value-type="float">
            <text:p>52.0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6312" calcext:value-type="float">
            <text:p>52.0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2512" calcext:value-type="float">
            <text:p>52.1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2512" calcext:value-type="float">
            <text:p>52.1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472" calcext:value-type="float">
            <text:p>51.7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1408" calcext:value-type="float">
            <text:p>51.6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9696" calcext:value-type="float">
            <text:p>51.6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7608" calcext:value-type="float">
            <text:p>51.7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1136" calcext:value-type="float">
            <text:p>51.7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7608" calcext:value-type="float">
            <text:p>51.7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1136" calcext:value-type="float">
            <text:p>51.7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5144" calcext:value-type="float">
            <text:p>51.8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5144" calcext:value-type="float">
            <text:p>51.8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0008" calcext:value-type="float">
            <text:p>51.8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8568" calcext:value-type="float">
            <text:p>51.7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1824" calcext:value-type="float">
            <text:p>51.9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2512" calcext:value-type="float">
            <text:p>52.1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2512" calcext:value-type="float">
            <text:p>52.1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904" calcext:value-type="float">
            <text:p>52.1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7288" calcext:value-type="float">
            <text:p>52.9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6328" calcext:value-type="float">
            <text:p>52.9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4504" calcext:value-type="float">
            <text:p>61.9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3896" calcext:value-type="float">
            <text:p>62.4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928" calcext:value-type="float">
            <text:p>62.6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6232" calcext:value-type="float">
            <text:p>62.8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1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644" calcext:value-type="float">
            <text:p>62.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1336" calcext:value-type="float">
            <text:p>64.7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8328" calcext:value-type="float">
            <text:p>65.1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9272" calcext:value-type="float">
            <text:p>64.2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592" calcext:value-type="float">
            <text:p>64.1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1528" calcext:value-type="float">
            <text:p>64.0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2488" calcext:value-type="float">
            <text:p>64.1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852" calcext:value-type="float">
            <text:p>64.3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7496" calcext:value-type="float">
            <text:p>64.5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0312" calcext:value-type="float">
            <text:p>64.9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3408" calcext:value-type="float">
            <text:p>63.8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128" calcext:value-type="float">
            <text:p>64.2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7056" calcext:value-type="float">
            <text:p>64.8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8696" calcext:value-type="float">
            <text:p>62.7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7488" calcext:value-type="float">
            <text:p>62.1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0432" calcext:value-type="float">
            <text:p>62.1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8888" calcext:value-type="float">
            <text:p>61.9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9328" calcext:value-type="float">
            <text:p>61.6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5-1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7424" calcext:value-type="float">
            <text:p>54.8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6696" calcext:value-type="float">
            <text:p>61.9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9448" calcext:value-type="float">
            <text:p>62.6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8776" calcext:value-type="float">
            <text:p>63.3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1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5808" calcext:value-type="float">
            <text:p>63.9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6808" calcext:value-type="float">
            <text:p>64.3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8832" calcext:value-type="float">
            <text:p>64.5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2272" calcext:value-type="float">
            <text:p>65.4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732" calcext:value-type="float">
            <text:p>66.1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0576" calcext:value-type="float">
            <text:p>66.3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6464" calcext:value-type="float">
            <text:p>66.1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6464" calcext:value-type="float">
            <text:p>66.1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5512" calcext:value-type="float">
            <text:p>64.6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4992" calcext:value-type="float">
            <text:p>64.3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3176" calcext:value-type="float">
            <text:p>64.2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3176" calcext:value-type="float">
            <text:p>64.2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0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9272" calcext:value-type="float">
            <text:p>64.2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6416" calcext:value-type="float">
            <text:p>63.5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2768" calcext:value-type="float">
            <text:p>62.5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4368" calcext:value-type="float">
            <text:p>63.9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6728" calcext:value-type="float">
            <text:p>63.7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6688" calcext:value-type="float">
            <text:p>63.4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1248" calcext:value-type="float">
            <text:p>61.8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3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2296" calcext:value-type="float">
            <text:p>53.4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904" calcext:value-type="float">
            <text:p>52.1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8736" calcext:value-type="float">
            <text:p>51.6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3592" calcext:value-type="float">
            <text:p>49.3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0168" calcext:value-type="float">
            <text:p>49.3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5552" calcext:value-type="float">
            <text:p>49.7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2128" calcext:value-type="float">
            <text:p>49.7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3624" calcext:value-type="float">
            <text:p>51.0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404" calcext:value-type="float">
            <text:p>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3872" calcext:value-type="float">
            <text:p>51.5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1304" calcext:value-type="float">
            <text:p>51.5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4288" calcext:value-type="float">
            <text:p>51.8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7816" calcext:value-type="float">
            <text:p>51.8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9192" calcext:value-type="float">
            <text:p>52.2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5848" calcext:value-type="float">
            <text:p>52.8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8728" calcext:value-type="float">
            <text:p>53.0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3528" calcext:value-type="float">
            <text:p>53.3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0312" calcext:value-type="float">
            <text:p>53.5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09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2152" calcext:value-type="float">
            <text:p>53.0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968" calcext:value-type="float">
            <text:p>52.3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1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6272" calcext:value-type="float">
            <text:p>47.8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7312" calcext:value-type="float">
            <text:p>48.5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7416" calcext:value-type="float">
            <text:p>48.6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7768" calcext:value-type="float">
            <text:p>49.1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5008" calcext:value-type="float">
            <text:p>49.9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6984" calcext:value-type="float">
            <text:p>51.3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8064" calcext:value-type="float">
            <text:p>52.3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0544" calcext:value-type="float">
            <text:p>53.1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0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0592" calcext:value-type="float">
            <text:p>51.9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2264" calcext:value-type="float">
            <text:p>51.6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1368" calcext:value-type="float">
            <text:p>51.3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5416" calcext:value-type="float">
            <text:p>47.9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5312" calcext:value-type="float">
            <text:p>47.8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7064" calcext:value-type="float">
            <text:p>48.1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0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5312" calcext:value-type="float">
            <text:p>47.8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4936" calcext:value-type="float">
            <text:p>47.8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8088" calcext:value-type="float">
            <text:p>47.9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8088" calcext:value-type="float">
            <text:p>47.9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112" calcext:value-type="float">
            <text:p>48.5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49248" calcext:value-type="float">
            <text:p>48.3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71168" calcext:value-type="float">
            <text:p>48.40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4548965517" calcext:value-type="float">
            <text:p>50.96245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27925714286" calcext:value-type="float">
            <text:p>50.97279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64565517241" calcext:value-type="float">
            <text:p>50.4764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10609655172" calcext:value-type="float">
            <text:p>48.901060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24154285714" calcext:value-type="float">
            <text:p>46.32241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50384" calcext:value-type="float">
            <text:p>46.20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48463448276" calcext:value-type="float">
            <text:p>46.894846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98312" calcext:value-type="float">
            <text:p>47.56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2397142857" calcext:value-type="float">
            <text:p>48.18223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10587586207" calcext:value-type="float">
            <text:p>49.04105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86379354839" calcext:value-type="float">
            <text:p>51.4386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43448" calcext:value-type="float">
            <text:p>52.6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86461935484" calcext:value-type="float">
            <text:p>53.6186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92704" calcext:value-type="float">
            <text:p>53.6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27073548387" calcext:value-type="float">
            <text:p>52.9527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514" calcext:value-type="float">
            <text:p>51.28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1296" calcext:value-type="float">
            <text:p>50.38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36328" calcext:value-type="float">
            <text:p>50.50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64418064516" calcext:value-type="float">
            <text:p>50.3364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3648571429" calcext:value-type="float">
            <text:p>51.19736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27891612903" calcext:value-type="float">
            <text:p>52.4027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59308387097" calcext:value-type="float">
            <text:p>55.4659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5596" calcext:value-type="float">
            <text:p>56.96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3610322581" calcext:value-type="float">
            <text:p>59.3503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6176" calcext:value-type="float">
            <text:p>60.3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5912516129" calcext:value-type="float">
            <text:p>59.9159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77778064516" calcext:value-type="float">
            <text:p>57.9777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636" calcext:value-type="float">
            <text:p>55.5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42910967742" calcext:value-type="float">
            <text:p>53.6042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90504" calcext:value-type="float">
            <text:p>51.8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4126451613" calcext:value-type="float">
            <text:p>52.4014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13257142857" calcext:value-type="float">
            <text:p>53.0613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55295483871" calcext:value-type="float">
            <text:p>53.1155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6699354839" calcext:value-type="float">
            <text:p>52.4566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1416" calcext:value-type="float">
            <text:p>53.27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2206451613" calcext:value-type="float">
            <text:p>54.675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19344" calcext:value-type="float">
            <text:p>55.1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70425806452" calcext:value-type="float">
            <text:p>54.627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79935483871" calcext:value-type="float">
            <text:p>53.017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98090322581" calcext:value-type="float">
            <text:p>49.599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97384" calcext:value-type="float">
            <text:p>49.51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6619354839" calcext:value-type="float">
            <text:p>50.106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1211428571" calcext:value-type="float">
            <text:p>49.84612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18270967742" calcext:value-type="float">
            <text:p>49.891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59447741935" calcext:value-type="float">
            <text:p>50.09594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4048" calcext:value-type="float">
            <text:p>50.96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30619354839" calcext:value-type="float">
            <text:p>51.783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38152" calcext:value-type="float">
            <text:p>52.01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36461935484" calcext:value-type="float">
            <text:p>51.7136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9006451613" calcext:value-type="float">
            <text:p>51.352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38551724138" calcext:value-type="float">
            <text:p>49.7638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69192258065" calcext:value-type="float">
            <text:p>48.2569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52688" calcext:value-type="float">
            <text:p>47.84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59424516129" calcext:value-type="float">
            <text:p>47.8159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65288275862" calcext:value-type="float">
            <text:p>47.79652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04761290322" calcext:value-type="float">
            <text:p>48.30047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15411612903" calcext:value-type="float">
            <text:p>47.7515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4368" calcext:value-type="float">
            <text:p>49.9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5736516129" calcext:value-type="float">
            <text:p>50.1257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24472" calcext:value-type="float">
            <text:p>48.94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2583225807" calcext:value-type="float">
            <text:p>47.00025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7096774194" calcext:value-type="float">
            <text:p>45.326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6136" calcext:value-type="float">
            <text:p>44.48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80018064516" calcext:value-type="float">
            <text:p>43.7680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53808" calcext:value-type="float">
            <text:p>41.3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4183225806" calcext:value-type="float">
            <text:p>36.0884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9985714286" calcext:value-type="float">
            <text:p>37.3809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7796129032" calcext:value-type="float">
            <text:p>36.9757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05981935484" calcext:value-type="float">
            <text:p>47.9005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67848" calcext:value-type="float">
            <text:p>53.1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85643870968" calcext:value-type="float">
            <text:p>54.1685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40928" calcext:value-type="float">
            <text:p>55.45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88291612903" calcext:value-type="float">
            <text:p>55.0088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7073548387" calcext:value-type="float">
            <text:p>53.3337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72536" calcext:value-type="float">
            <text:p>52.39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02278709677" calcext:value-type="float">
            <text:p>51.8202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13112" calcext:value-type="float">
            <text:p>51.79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2776774194" calcext:value-type="float">
            <text:p>52.5382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73371428571" calcext:value-type="float">
            <text:p>52.7173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74270967742" calcext:value-type="float">
            <text:p>52.787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37911724138" calcext:value-type="float">
            <text:p>53.82379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30368" calcext:value-type="float">
            <text:p>55.1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9612903226" calcext:value-type="float">
            <text:p>56.741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62168" calcext:value-type="float">
            <text:p>56.44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47700645161" calcext:value-type="float">
            <text:p>54.3147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4229677419" calcext:value-type="float">
            <text:p>52.8404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20648" calcext:value-type="float">
            <text:p>50.91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7223225807" calcext:value-type="float">
            <text:p>50.7127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16864" calcext:value-type="float">
            <text:p>50.8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85858064516" calcext:value-type="float">
            <text:p>51.488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73314285714" calcext:value-type="float">
            <text:p>52.1273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01969032258" calcext:value-type="float">
            <text:p>53.1701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0687483871" calcext:value-type="float">
            <text:p>53.8506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78304" calcext:value-type="float">
            <text:p>54.82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46100645161" calcext:value-type="float">
            <text:p>56.8446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36232" calcext:value-type="float">
            <text:p>57.8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3326451613" calcext:value-type="float">
            <text:p>58.2383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7239483871" calcext:value-type="float">
            <text:p>54.4572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71736" calcext:value-type="float">
            <text:p>47.94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4472516129" calcext:value-type="float">
            <text:p>48.3944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2584827586" calcext:value-type="float">
            <text:p>48.944258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54665806452" calcext:value-type="float">
            <text:p>48.8754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1576774194" calcext:value-type="float">
            <text:p>48.1491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1148" calcext:value-type="float">
            <text:p>49.57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42141935484" calcext:value-type="float">
            <text:p>50.924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0728" calcext:value-type="float">
            <text:p>51.2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92529032258" calcext:value-type="float">
            <text:p>50.189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02454193548" calcext:value-type="float">
            <text:p>47.8802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8008" calcext:value-type="float">
            <text:p>45.8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8776774193" calcext:value-type="float">
            <text:p>45.14687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4784" calcext:value-type="float">
            <text:p>45.53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03695483871" calcext:value-type="float">
            <text:p>46.1203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91057142857" calcext:value-type="float">
            <text:p>46.7291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4208516129" calcext:value-type="float">
            <text:p>47.0442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23447741936" calcext:value-type="float">
            <text:p>47.9623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64048" calcext:value-type="float">
            <text:p>48.80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1463483871" calcext:value-type="float">
            <text:p>49.3914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14672" calcext:value-type="float">
            <text:p>49.99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46508387097" calcext:value-type="float">
            <text:p>49.0346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49821935484" calcext:value-type="float">
            <text:p>47.9249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1104" calcext:value-type="float">
            <text:p>46.5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20464516129" calcext:value-type="float">
            <text:p>46.362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7024" calcext:value-type="float">
            <text:p>46.56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86157419355" calcext:value-type="float">
            <text:p>47.0086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9825714286" calcext:value-type="float">
            <text:p>47.15898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0910967742" calcext:value-type="float">
            <text:p>47.0510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172" calcext:value-type="float">
            <text:p>45.82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94049655172" calcext:value-type="float">
            <text:p>46.31940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96768" calcext:value-type="float">
            <text:p>47.29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7517241379" calcext:value-type="float">
            <text:p>47.7537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3989677419" calcext:value-type="float">
            <text:p>47.3143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28725517241" calcext:value-type="float">
            <text:p>45.42287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41991111111" calcext:value-type="float">
            <text:p>44.914199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88848" calcext:value-type="float">
            <text:p>44.51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6502068966" calcext:value-type="float">
            <text:p>43.52565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03392" calcext:value-type="float">
            <text:p>38.6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4285" calcext:value-type="float">
            <text:p>33.014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93632" calcext:value-type="float">
            <text:p>36.4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03848" calcext:value-type="float">
            <text:p>47.63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01619310345" calcext:value-type="float">
            <text:p>47.83016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42042857143" calcext:value-type="float">
            <text:p>48.3342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0242758621" calcext:value-type="float">
            <text:p>48.75202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93704" calcext:value-type="float">
            <text:p>49.36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61576" calcext:value-type="float">
            <text:p>47.94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4371" calcext:value-type="float">
            <text:p>45.8943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21152" calcext:value-type="float">
            <text:p>38.4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66043636364" calcext:value-type="float">
            <text:p>40.92660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1163870968" calcext:value-type="float">
            <text:p>45.6311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43751724138" calcext:value-type="float">
            <text:p>46.3043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83078709677" calcext:value-type="float">
            <text:p>51.6983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23296" calcext:value-type="float">
            <text:p>54.40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21704" calcext:value-type="float">
            <text:p>59.07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6948965517" calcext:value-type="float">
            <text:p>60.12169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8903225806" calcext:value-type="float">
            <text:p>61.200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0717419355" calcext:value-type="float">
            <text:p>54.8480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0270967742" calcext:value-type="float">
            <text:p>51.492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07352" calcext:value-type="float">
            <text:p>50.23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6219354839" calcext:value-type="float">
            <text:p>49.786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23365714286" calcext:value-type="float">
            <text:p>50.37233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74818064516" calcext:value-type="float">
            <text:p>51.0374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1584" calcext:value-type="float">
            <text:p>55.29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74129032258" calcext:value-type="float">
            <text:p>58.327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8816" calcext:value-type="float">
            <text:p>58.56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7848888889" calcext:value-type="float">
            <text:p>58.71678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42343225806" calcext:value-type="float">
            <text:p>52.9042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6768" calcext:value-type="float">
            <text:p>50.85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38704516129" calcext:value-type="float">
            <text:p>48.7638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59496" calcext:value-type="float">
            <text:p>46.5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82122857143" calcext:value-type="float">
            <text:p>48.39821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47752258064" calcext:value-type="float">
            <text:p>47.10477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12072258065" calcext:value-type="float">
            <text:p>46.7512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9968" calcext:value-type="float">
            <text:p>49.09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3780645161" calcext:value-type="float">
            <text:p>51.940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71088" calcext:value-type="float">
            <text:p>53.67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94676129032" calcext:value-type="float">
            <text:p>53.5294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7016516129" calcext:value-type="float">
            <text:p>48.9370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212" calcext:value-type="float">
            <text:p>46.52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91886451613" calcext:value-type="float">
            <text:p>42.9891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39340689655" calcext:value-type="float">
            <text:p>42.85393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21491428571" calcext:value-type="float">
            <text:p>43.21214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2711111111" calcext:value-type="float">
            <text:p>43.45827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35896" calcext:value-type="float">
            <text:p>44.16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83032" calcext:value-type="float">
            <text:p>47.02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33252413793" calcext:value-type="float">
            <text:p>50.04332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0572" calcext:value-type="float">
            <text:p>51.82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02613333333" calcext:value-type="float">
            <text:p>51.79026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3664" calcext:value-type="float">
            <text:p>50.09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5473103448" calcext:value-type="float">
            <text:p>49.10054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3462068966" calcext:value-type="float">
            <text:p>47.5703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32072" calcext:value-type="float">
            <text:p>46.13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55470344828" calcext:value-type="float">
            <text:p>44.35554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19776" calcext:value-type="float">
            <text:p>44.98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84387692308" calcext:value-type="float">
            <text:p>46.35843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0264827586" calcext:value-type="float">
            <text:p>48.61202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2170322581" calcext:value-type="float">
            <text:p>50.1972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4768" calcext:value-type="float">
            <text:p>51.16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3475862069" calcext:value-type="float">
            <text:p>52.2453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3528" calcext:value-type="float">
            <text:p>53.34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6528" calcext:value-type="float">
            <text:p>52.94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4844137931" calcext:value-type="float">
            <text:p>47.0348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7496774194" calcext:value-type="float">
            <text:p>46.408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72596129032" calcext:value-type="float">
            <text:p>48.8172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6702857143" calcext:value-type="float">
            <text:p>49.0146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0262" calcext:value-type="float">
            <text:p>49.340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12912" calcext:value-type="float">
            <text:p>50.36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25304827586" calcext:value-type="float">
            <text:p>51.88253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89248" calcext:value-type="float">
            <text:p>53.72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93183448276" calcext:value-type="float">
            <text:p>53.71931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01787586207" calcext:value-type="float">
            <text:p>53.43017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76444444444" calcext:value-type="float">
            <text:p>47.7576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7553103448" calcext:value-type="float">
            <text:p>47.71675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91192" calcext:value-type="float">
            <text:p>47.96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69344516129" calcext:value-type="float">
            <text:p>49.6569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78016" calcext:value-type="float">
            <text:p>50.17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68736" calcext:value-type="float">
            <text:p>50.62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336" calcext:value-type="float">
            <text:p>52.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29224827586" calcext:value-type="float">
            <text:p>52.73292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2482758621" calcext:value-type="float">
            <text:p>51.6872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0948965517" calcext:value-type="float">
            <text:p>49.98709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9491428571" calcext:value-type="float">
            <text:p>48.85094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34805517241" calcext:value-type="float">
            <text:p>48.76348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98755862069" calcext:value-type="float">
            <text:p>48.84987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5416774194" calcext:value-type="float">
            <text:p>49.3165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64293333333" calcext:value-type="float">
            <text:p>50.08642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5566451613" calcext:value-type="float">
            <text:p>51.2675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718092234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088" meta:object-count="0"/>
    <meta:user-defined meta:name="AppVersion">3.0</meta:user-defined>
  </office:meta>
</office:document-meta>
</file>